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1296" calcext:value-type="float">
            <text:p>149.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8728" calcext:value-type="float">
            <text:p>149.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256" calcext:value-type="float">
            <text:p>150.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016" calcext:value-type="float">
            <text:p>149.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592" calcext:value-type="float">
            <text:p>150.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9104" calcext:value-type="float">
            <text:p>149.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9584" calcext:value-type="float">
            <text:p>149.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3864" calcext:value-type="float">
            <text:p>149.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044" calcext:value-type="float">
            <text:p>149.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6056" calcext:value-type="float">
            <text:p>149.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8624" calcext:value-type="float">
            <text:p>148.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8728" calcext:value-type="float">
            <text:p>149.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432" calcext:value-type="float">
            <text:p>148.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044" calcext:value-type="float">
            <text:p>149.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044" calcext:value-type="float">
            <text:p>149.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92" calcext:value-type="float">
            <text:p>149.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8624" calcext:value-type="float">
            <text:p>148.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16" calcext:value-type="float">
            <text:p>149.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016" calcext:value-type="float">
            <text:p>149.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1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016" calcext:value-type="float">
            <text:p>149.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1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7768" calcext:value-type="float">
            <text:p>149.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17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528" calcext:value-type="float">
            <text:p>148.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1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76" calcext:value-type="float">
            <text:p>148.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1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6056" calcext:value-type="float">
            <text:p>149.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1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1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1568" calcext:value-type="float">
            <text:p>148.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1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424" calcext:value-type="float">
            <text:p>148.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1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0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712" calcext:value-type="float">
            <text:p>148.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0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896" calcext:value-type="float">
            <text:p>147.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0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0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8" calcext:value-type="float">
            <text:p>147.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0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1568" calcext:value-type="float">
            <text:p>148.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06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808" calcext:value-type="float">
            <text:p>148.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0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848" calcext:value-type="float">
            <text:p>147.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0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0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08872" calcext:value-type="float">
            <text:p>148.7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0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0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8392" calcext:value-type="float">
            <text:p>148.6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0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712" calcext:value-type="float">
            <text:p>148.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200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192" calcext:value-type="float">
            <text:p>148.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9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9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1192" calcext:value-type="float">
            <text:p>148.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9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144" calcext:value-type="float">
            <text:p>148.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9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48" calcext:value-type="float">
            <text:p>148.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9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9104" calcext:value-type="float">
            <text:p>149.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3008" calcext:value-type="float">
            <text:p>149.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9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856" calcext:value-type="float">
            <text:p>148.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9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7392" calcext:value-type="float">
            <text:p>149.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9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2592" calcext:value-type="float">
            <text:p>146.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9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1296" calcext:value-type="float">
            <text:p>149.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9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8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384" calcext:value-type="float">
            <text:p>148.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8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3008" calcext:value-type="float">
            <text:p>149.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8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48" calcext:value-type="float">
            <text:p>148.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384" calcext:value-type="float">
            <text:p>148.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8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712113065401</text:p>
          </table:table-cell>
          <table:table-cell office:value-type="string" calcext:value-type="string">
            <text:p>B-22-08 15CCB</text:p>
          </table:table-cell>
          <table:table-cell office:value-type="string" calcext:value-type="string">
            <text:p>198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14" calcext:value-type="float">
            <text:p>150.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